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style:font-name="Arial1" fo:language="es" fo:country="ES" style:font-name-complex="Arial2"/>
    </style:style>
    <style:style style:name="T1" style:family="text">
      <style:text-properties fo:color="#464649" style:font-name="Arial1" fo:language="es" fo:country="ES" style:font-name-complex="Arial2"/>
    </style:style>
    <style:style style:name="T2" style:family="text">
      <style:text-properties fo:color="#464649" style:font-name="Arial1" fo:language="es" fo:country="ES" style:font-name-complex="Arial2" style:font-weight-complex="bold"/>
    </style:style>
    <style:style style:name="T3" style:family="text">
      <style:text-properties fo:color="#464649" style:font-name="Arial1" fo:language="es" fo:country="ES" fo:font-weight="bold" style:font-weight-asian="bold" style:font-name-complex="Arial2"/>
    </style:style>
    <style:style style:name="T4" style:family="text">
      <style:text-properties fo:color="#464649" style:font-name="Arial1" fo:language="es" fo:country="ES" fo:font-weight="bold" style:font-weight-asian="bold" style:font-name-complex="Arial2" style:font-weight-complex="bold"/>
    </style:style>
    <style:style style:name="T5" style:family="text">
      <style:text-properties style:font-name="Arial1" fo:language="es" fo:country="ES" style:font-name-complex="Arial2"/>
    </style:style>
    <style:style style:name="T6" style:family="text">
      <style:text-properties fo:language="es" fo:country="ES"/>
    </style:style>
    <style:style style:name="T7" style:family="text">
      <style:text-properties fo:color="#333333" style:font-name="Arial1" fo:language="es" fo:country="ES" style:font-name-complex="Arial2"/>
    </style:style>
    <style:style style:name="T8" style:family="text">
      <style:text-properties fo:color="#1c1c1d" style:font-name="Arial1" fo:font-size="11pt" fo:language="es" fo:country="ES" style:font-size-asian="11pt" style:font-name-complex="Arial2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velte-x57wqa"><text:span text:style-name="T4">APELLIDOS Y NOMBRE: VISUS GARCIA, VICTOR</text:span></text:span></text:p>
      <text:p text:style-name="Standard"><text:span text:style-name="svelte-x57wqa"><text:span text:style-name="T4">FECHA: 21 de abril 2026</text:span></text:span></text:p>
      <text:p text:style-name="Standard"><text:span text:style-name="svelte-x57wqa"><text:span text:style-name="T4"/></text:span></text:p>
      <text:p text:style-name="Standard"><text:span text:style-name="svelte-x57wqa"><text:span text:style-name="T1">Unidad Formativa: UF1844 Desarrollo de Aplicaciones Web en el Entorno Servidor.</text:span></text:span></text:p>
      <text:p text:style-name="Standard"><text:span text:style-name="svelte-x57wqa"><text:span text:style-name="T1">EXAMEN INTERMEDIO.</text:span></text:span></text:p>
      <text:p text:style-name="Standard"><text:span text:style-name="svelte-x57wqa"><text:span text:style-name="T1">Aportar el código .py de cada uno de los ejercicios, así como un fichero .pdf de nombre:</text:span></text:span></text:p>
      <text:p text:style-name="Standard"><text:span text:style-name="svelte-x57wqa"><text:span text:style-name="T1">Nombre_Apellido_UF1844_2.pdf con las capturas de pantalla relacionadas y en orden.</text:span></text:span></text:p>
      <text:p text:style-name="Standard"><text:span text:style-name="svelte-x57wqa"><text:span text:style-name="T1"/></text:span></text:p>
      <text:list xml:id="list334034188030033862" text:style-name="WWNum1">
        <text:list-item>
          <text:p text:style-name="P3"><text:span text:style-name="svelte-x57wqa"><text:span text:style-name="T1">Crear una clase en Python llamada Sismo, que tenga por atributos “fecha_y_horaUTC” (tipo datetime), “localización” (tipo str) y magnitud (tipo float) junto con un método de presentación tipo info que devuelva un string patrón como este: “A las 01:15:25 del 18/04/2026 hubo un seísmo de magnitud 1.7 en TORREVIEJA</text:span></text:span><text:span text:style-name="T7">”. Probarla creando un objeto que la instancie y también el método, con datos de tu libre elección.</text:span></text:p>
        </text:list-item>
      </text:list>
      <text:p text:style-name="List_20_Paragraph"><text:span text:style-name="T7">(2 puntos)</text:span></text:p>
      <text:p text:style-name="List_20_Paragraph"><text:span text:style-name="svelte-x57wqa"><text:span text:style-name="T1"/></text:span></text:p>
      <text:list xml:id="list32330309" text:continue-numbering="true" text:style-name="WWNum1">
        <text:list-item>
          <text:p text:style-name="P3"><text:span text:style-name="svelte-x57wqa"><text:span text:style-name="T1">Leer la página </text:span></text:span><text:span text:style-name="HTML_20_Code"><text:span text:style-name="T8">https://www.ign.es/web/ign/portal/ultimos-terremotos/-/ultimos-terremotos/get30dias</text:span></text:span><text:span text:style-name="svelte-x57wqa"><text:span text:style-name="T1"> y extraer como una lista de diccionarios (Python), cada uno de ellos con claves </text:span></text:span><text:span text:style-name="svelte-x57wqa"><text:span text:style-name="T4">Localización </text:span></text:span><text:span text:style-name="svelte-x57wqa"><text:span text:style-name="T2">(valor str)</text:span></text:span><text:span text:style-name="svelte-x57wqa"><text:span text:style-name="T1">, </text:span></text:span><text:span text:style-name="svelte-x57wqa"><text:span text:style-name="T3">fecha y hora UTC </text:span></text:span><text:span text:style-name="svelte-x57wqa"><text:span text:style-name="T1">(valor datetime), y </text:span></text:span><text:span text:style-name="svelte-x57wqa"><text:span text:style-name="T2">magnitud (valor float)</text:span></text:span><text:span text:style-name="svelte-x57wqa"><text:span text:style-name="T1"> de todos los sismos registrados, en formato lista, con técnica de web-scraping en Python. Probar la realización de esta captación, extracción y construcción.</text:span></text:span></text:p>
        </text:list-item>
      </text:list>
      <text:p text:style-name="List_20_Paragraph"><text:span text:style-name="svelte-x57wqa"><text:span text:style-name="T1">(2,5 puntos)</text:span></text:span></text:p>
      <text:p text:style-name="List_20_Paragraph"><text:span text:style-name="svelte-x57wqa"><text:span text:style-name="T1"/></text:span></text:p>
      <text:list xml:id="list32341087" text:continue-numbering="true" text:style-name="WWNum1">
        <text:list-item>
          <text:p text:style-name="P3"><text:span text:style-name="svelte-x57wqa"><text:span text:style-name="T1">Pasar la lista de la pregunta 2. a continuación a formato JSON: Ejemplo </text:span></text:span></text:p>
        </text:list-item>
      </text:list>
      <text:p text:style-name="List_20_Paragraph"><text:span text:style-name="svelte-x57wqa"><text:span text:style-name="T5"/></text:span></text:p>
      <text:p text:style-name="List_20_Paragraph"><text:span text:style-name="svelte-x57wqa"><text:span text:style-name="T1">[</text:span></text:span></text:p>
      <text:p text:style-name="List_20_Paragraph"><text:span text:style-name="svelte-x57wqa"><text:span text:style-name="T1">{“localización”: “TORREVIEJA”, “fecha_hora_UTC”: “2026-04-18 01:15:25+00:00”, “magnitud“ : 1.7}, ……..</text:span></text:span></text:p>
      <text:p text:style-name="List_20_Paragraph"><text:span text:style-name="svelte-x57wqa"><text:span text:style-name="T1">…..,</text:span></text:span></text:p>
      <text:p text:style-name="List_20_Paragraph"><text:span text:style-name="svelte-x57wqa"><text:span text:style-name="T1">{“localización”: “MADRID”, “fecha_hora_UTC”: “2026-04-8 10:10:15+00:00”, “magnitud“ : 2.0} ……..</text:span></text:span></text:p>
      <text:p text:style-name="List_20_Paragraph"><text:span text:style-name="svelte-x57wqa"><text:span text:style-name="T1">]</text:span></text:span></text:p>
      <text:p text:style-name="Standard"><text:span text:style-name="T1"><text:tab/>(1,5 puntos)</text:span></text:p>
      <text:list xml:id="list32344545" text:continue-numbering="true" text:style-name="WWNum1">
        <text:list-item>
          <text:p text:style-name="P3"><text:span text:style-name="T5">Crear un objeto que contenga la información del primer diccionario de la pregunta 2 (o primera “representación” JSON –string- equivalente de la pregunta 3), según la clase Sismo de la pregunta 1.</text:span></text:p>
        </text:list-item>
      </text:list>
      <text:p text:style-name="List_20_Paragraph"><text:soft-page-break/><text:span text:style-name="T5">(1,5 punto)</text:span></text:p>
      <text:p text:style-name="P4"/>
      <text:list xml:id="list32344857" text:continue-numbering="true" text:style-name="WWNum1">
        <text:list-item>
          <text:p text:style-name="P3"><text:span text:style-name="T5">Ofrecer con un método get en API rest todos los Sismos ocurridos con magnitud 2.6. Se puede usar Flask o FASTAPI para esta tarea. Probarlo en navegador directamente o bien con herramientas de API.</text:span></text:p>
        </text:list-item>
      </text:list>
      <text:p text:style-name="P1"><text:bookmark text:name="Bookmark"/><text:span text:style-name="T6">(2,5 punto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svelte-x57wqa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account</meta:initial-creator>
    <dc:creator>Victor Visus</dc:creator>
    <meta:editing-cycles>1</meta:editing-cycles>
    <meta:creation-date>2026-04-20T20:03:00</meta:creation-date>
    <dc:date>2026-04-21T12:05:16.74</dc:date>
    <meta:editing-duration>PT45S</meta:editing-duration>
    <meta:generator>OpenOffice/4.1.15$Win32 OpenOffice.org_project/4115m2$Build-9813</meta:generator>
    <meta:document-statistic meta:table-count="0" meta:image-count="0" meta:object-count="0" meta:page-count="2" meta:paragraph-count="21" meta:word-count="287" meta:character-count="18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